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98c78" officeooo:paragraph-rsid="00198c78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a1644" officeooo:paragraph-rsid="001a1644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0e3a8" officeooo:paragraph-rsid="0010e3a8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2a648" officeooo:paragraph-rsid="0012a648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2d7e5" officeooo:paragraph-rsid="0012d7e5" style:font-name-asian="Noto Sans CJK JP" style:font-size-asian="28pt" style:language-asian="ja" style:country-asian="JP" style:font-size-complex="32pt"/>
    </style:style>
    <style:style style:name="P6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7a316" officeooo:paragraph-rsid="0017a316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5618in" fo:margin-right="0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8" style:family="paragraph" style:parent-style-name="Standard" style:master-page-name="">
      <loext:graphic-properties draw:fill="none"/>
      <style:paragraph-properties fo:margin-left="0.5618in" fo:margin-right="0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28c72f" officeooo:paragraph-rsid="0028c72f" style:font-name-asian="Noto Sans CJK JP" style:font-size-asian="28pt" style:language-asian="ja" style:country-asian="JP" style:font-size-complex="32pt"/>
    </style:style>
    <style:style style:name="P12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2a67dc" officeooo:paragraph-rsid="002a67dc" style:font-name-asian="Noto Sans CJK JP" style:font-size-asian="28pt" style:language-asian="ja" style:country-asian="JP" style:font-size-complex="32pt"/>
    </style:style>
    <style:style style:name="P13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31c66c" officeooo:paragraph-rsid="0031c66c" style:font-name-asian="Noto Sans CJK JP" style:font-size-asian="28pt" style:language-asian="ja" style:country-asian="JP" style:font-size-complex="32pt"/>
    </style:style>
    <style:style style:name="P14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31c66c" officeooo:paragraph-rsid="00351700" style:font-name-asian="Noto Sans CJK JP" style:font-size-asian="28pt" style:language-asian="ja" style:country-asian="JP" style:font-size-complex="32pt"/>
    </style:style>
    <style:style style:name="P15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37d38b" officeooo:paragraph-rsid="0037d38b" style:font-name-asian="Noto Sans CJK JP" style:font-size-asian="28pt" style:language-asian="ja" style:country-asian="JP" style:font-size-complex="32pt"/>
    </style:style>
    <style:style style:name="P16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37d38b" officeooo:paragraph-rsid="003da806" style:font-name-asian="Noto Sans CJK JP" style:font-size-asian="28pt" style:language-asian="ja" style:country-asian="JP" style:font-size-complex="32pt"/>
    </style:style>
    <style:style style:name="P17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44613e" officeooo:paragraph-rsid="0044613e" style:font-name-asian="Noto Sans CJK JP" style:font-size-asian="28pt" style:language-asian="ja" style:country-asian="JP" style:font-size-complex="32pt"/>
    </style:style>
    <style:style style:name="P18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4c46c4" officeooo:paragraph-rsid="004c46c4" style:font-name-asian="Noto Sans CJK JP" style:font-size-asian="28pt" style:language-asian="ja" style:country-asian="JP" style:font-size-complex="32pt"/>
    </style:style>
    <style:style style:name="P19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37d38b" officeooo:paragraph-rsid="0037d38b" style:font-name-asian="Noto Sans CJK JP" style:font-size-asian="28pt" style:language-asian="ja" style:country-asian="JP" style:font-size-complex="32pt"/>
    </style:style>
    <style:style style:name="P20" style:family="paragraph" style:parent-style-name="Standard">
      <style:paragraph-properties fo:margin-left="0.5618in" fo:margin-right="0in" fo:margin-top="0.0398in" fo:margin-bottom="0.0398in" style:contextual-spacing="false" fo:line-height="115%" fo:text-indent="0in" style:auto-text-indent="false"/>
      <style:text-properties fo:color="#729fcf" loext:opacity="100%" fo:font-size="32pt" officeooo:rsid="002508d5" officeooo:paragraph-rsid="002508d5" style:font-name-asian="Noto Sans CJK JP" style:font-size-asian="28pt" style:language-asian="ja" style:country-asian="JP" style:font-size-complex="32pt"/>
    </style:style>
    <style:style style:name="P21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22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23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44613e" officeooo:paragraph-rsid="00490a4f" style:font-name-asian="Noto Sans CJK JP" style:font-size-asian="28pt" style:language-asian="ja" style:country-asian="JP" style:font-size-complex="32pt"/>
    </style:style>
    <style:style style:name="P24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4c46c4" officeooo:paragraph-rsid="004c46c4" style:font-name-asian="Noto Sans CJK JP" style:font-size-asian="28pt" style:language-asian="ja" style:country-asian="JP" style:font-size-complex="32pt"/>
    </style:style>
    <style:style style:name="P25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5092fd" officeooo:paragraph-rsid="005092fd" style:font-name-asian="Noto Sans CJK JP" style:font-size-asian="28pt" style:language-asian="ja" style:country-asian="JP" style:font-size-complex="32pt"/>
    </style:style>
    <style:style style:name="T1" style:family="text">
      <style:text-properties officeooo:rsid="001adcdc"/>
    </style:style>
    <style:style style:name="T2" style:family="text">
      <style:text-properties officeooo:rsid="002508d5"/>
    </style:style>
    <style:style style:name="T3" style:family="text">
      <style:text-properties officeooo:rsid="004a8f4e"/>
    </style:style>
    <style:style style:name="T4" style:family="text">
      <style:text-properties officeooo:rsid="00526120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xercises <text:span text:style-name="T1">29/01/2025</text:span>:</text:p>
      <text:p text:style-name="P7">１．あの店のお菓子は高くないです。一緒に買い物をしませんか。</text:p>
      <text:p text:style-name="P7">２．日本と中国は近いです。日本とアルゼンチンは遠いです。</text:p>
      <text:p text:style-name="P7">３．パン屋は近いです。肉屋は遠いです。</text:p>
      <text:p text:style-name="P3">４．スーパーは遠いです。車で行きましょう。</text:p>
      <text:p text:style-name="P3">５．今、嬉しいですか。悲しいですか。</text:p>
      <text:p text:style-name="P4">６．僕はゲームが大好きです。ゲームをします。嬉しいです。</text:p>
      <text:p text:style-name="P5">７．学校は遠いですか。いいえ、遠くないです。自転車で行きます。</text:p>
      <text:p text:style-name="P6">８．新しい先生は日本人ですか。いいえ、中国人です。</text:p>
      <text:p text:style-name="P1">９．私の友達は小さい店で新しい本を買います。</text:p>
      <text:p text:style-name="P1">１０．私の新聞は友達の小さい鞄の中です。</text:p>
      <text:p text:style-name="P2">１１．この時計は高くないです。買いましょう。</text:p>
      <text:p text:style-name="P2">１２．日本は素晴らしいです。寿司は美味しいです。そして、町はきれいです。</text:p>
      <text:p text:style-name="P2">１３．このデパートのトイレはきれいじゃないです。</text:p>
      <text:p text:style-name="P2">１４．カフェの仕事はどうですか。面白いです。つまらなくないです。</text:p>
      <text:p text:style-name="P9"/>
      <text:p text:style-name="P9">Exercises 30/01/2025:</text:p>
      <text:p text:style-name="P22">から<text:span text:style-name="T2">(from) </text:span>まで<text:span text:style-name="T2">(to/until) for time when something starts and ends</text:span></text:p>
      <text:p text:style-name="P9">１．学校は九時から三時までです。</text:p>
      <text:p text:style-name="P9">２．スーパーは何時からですか。</text:p>
      <text:p text:style-name="P9">３．映画は何時から何時までですか。</text:p>
      <text:p text:style-name="P9">４．映画は午後十時から午前一時までです。長いですね。</text:p>
      <text:p text:style-name="P9">５．私は午後九時から午前五時まで仕事をします。</text:p>
      <text:p text:style-name="P9">６．私は四時から六時まで運動します。</text:p>
      <text:p text:style-name="P9">７．私はいつも六時に起きます。そして、七時から八時まで運動します。</text:p>
      <text:p text:style-name="P11">８．みかさんは午前九時から午後五時まで勉強します。</text:p>
      <text:p text:style-name="P21">から<text:span text:style-name="T2">(from) </text:span>まで<text:span text:style-name="T2">(to/until) to describe distances or change in location</text:span></text:p>
      <text:p text:style-name="P10">１．日本からマレーシアは五千キロメートルです。</text:p>
      <text:p text:style-name="P10">２．私は京都から東京まで新幹線で行きます。</text:p>
      <text:p text:style-name="P10">３．駅から学校まで何で行きますか。</text:p>
      <text:p text:style-name="P10">４．アメリカからブラジルまで飛行機で行きます。</text:p>
      <text:p text:style-name="P20">Days of the week, monday to sunday</text:p>
      <text:p text:style-name="P21">月曜日、火曜日、水曜日、木曜日、金曜日、土曜日、日曜日。</text:p>
      <text:p text:style-name="P12">１．私は土曜日にスーパーで買い物します。</text:p>
      <text:p text:style-name="P12">２．火曜日にスポーツをします。</text:p>
      <text:p text:style-name="P12">３．水曜日にケーキを食べます。</text:p>
      <text:p text:style-name="P12">４．木曜日に公園へ行きます。</text:p>
      <text:p text:style-name="P12">５．私は月曜日から金曜日まで仕事をします。</text:p>
      <text:p text:style-name="P12">６．私は土曜日に友達を会います。</text:p>
      <text:p text:style-name="P12">７．日曜日にオートバイに乗ります。</text:p>
      <text:p text:style-name="P12">８．何曜日にテニスをしますか。</text:p>
      <text:p text:style-name="P12">９．水曜日の四時に運動します。</text:p>
      <text:p text:style-name="P12">１０．私は土曜日と日曜日に十一時まで寝ます。</text:p>
      <text:p text:style-name="P12"/>
      <text:p text:style-name="P13">Exercises 31/01/2025:</text:p>
      <text:p text:style-name="P13">１．かぐやひめは八月の月曜日に月へかえります。</text:p>
      <text:p text:style-name="P13">２．木曜日にお金と水をください。</text:p>
      <text:p text:style-name="P13">３．大きいモグラは土の中です。</text:p>
      <text:p text:style-name="P13">４．私は土曜日に月見うどんを食べます。</text:p>
      <text:p text:style-name="P14">５．私は月曜日に友達と<text:ruby text:style-name="Ru1"><text:ruby-base>金</text:ruby-base><text:ruby-text>きん</text:ruby-text></text:ruby><text:ruby text:style-name="Ru1"><text:ruby-base>閣寺</text:ruby-base><text:ruby-text>かくじ</text:ruby-text></text:ruby>に行きます。</text:p>
      <text:p text:style-name="P14"/>
      <text:p text:style-name="P15">Exercises 01/02/2025:</text:p>
      <text:p text:style-name="P19">Months:　１月（いちがつ）、２月（にがつ）、３月（さんがつ）、４月（しがつ）、５月（ごがつ）、６月（ろくがつ）、７月（しちがつ）、８月（はちがつ）、９月（くがつ）、１０月（じゅうがつ）、１１月（じゅういちがつ）、１２月（じゅうにがつ）。</text:p>
      <text:p text:style-name="P15">１．（おはなみ）四月に友達と公園でお花見をします。</text:p>
      <text:p text:style-name="P15">２．（ぼんおどり）八月に祖父と祖母に会います。</text:p>
      <text:p text:style-name="P15">３．八月に<text:ruby text:style-name="Ru1"><text:ruby-base>新幹線</text:ruby-base><text:ruby-text>しんかんせん</text:ruby-text></text:ruby>で<text:ruby text:style-name="Ru1"><text:ruby-base>長崎</text:ruby-base><text:ruby-text>ながさき</text:ruby-text></text:ruby>に行きます。</text:p>
      <text:p text:style-name="P15">４．１月と２月は寒いです。７月と８月は暑いです。</text:p>
      <text:p text:style-name="P15">５．木曜日に映画を見ます。</text:p>
      <text:p text:style-name="P15">６．学校は月曜日から金曜日までです。</text:p>
      <text:p text:style-name="P15">７．駅から学校まで何で行きますか。</text:p>
      <text:p text:style-name="P15">８．ミカさんは午前九時から午後三時まで勉強します。</text:p>
      <text:p text:style-name="P15">９．アメリカからブラジルまで<text:ruby text:style-name="Ru1"><text:ruby-base>飛行機</text:ruby-base><text:ruby-text>ひこうき</text:ruby-text></text:ruby>で行きます。</text:p>
      <text:p text:style-name="P15">１０．私は土曜日と日曜日に十一時まで寝ます。</text:p>
      <text:p text:style-name="P19">Days of the month:　一日（ついたち）、二日（ふつか）、三日（みっか）、四日（よっか）、五日（いつか）</text:p>
      <text:p text:style-name="P16">１１．二月三日は<text:ruby text:style-name="Ru1"><text:ruby-base>節分</text:ruby-base><text:ruby-text>せつぶん</text:ruby-text></text:ruby>です。</text:p>
      <text:p text:style-name="P16">１２．私は二月三日に豆を食べます。</text:p>
      <text:p text:style-name="P16">１３．（ひなまつり）三月三日に家族と寿司を食べます。</text:p>
      <text:p text:style-name="P16">１４．（たんごのせっく）五月五日にこいのぼりを見ます。</text:p>
      <text:p text:style-name="P16"/>
      <text:p text:style-name="P17">Exercises 02/02/2025:</text:p>
      <text:p text:style-name="P23">Days of the month（か）:　六日（むいか）、七日（なのか）、八日（ようか）、九日（ここのか）、十日（とおか）、十日（じゅうよっか）、十一日（じゅういちにち）、十四日（）、二十日（はつか）、二十四日（にじゅうよっか）</text:p>
      <text:p text:style-name="P23">Except for 1 to 10 and 14, 20 and 24 <text:span text:style-name="T3">all the other days you use (にち)</text:span></text:p>
      <text:p text:style-name="P17">１．七月七日に<text:ruby text:style-name="Ru1"><text:ruby-base>願い事</text:ruby-base><text:ruby-text>ねがいこと</text:ruby-text></text:ruby>を書きます。</text:p>
      <text:p text:style-name="P17">２．学校は四月八日からです。</text:p>
      <text:p text:style-name="P18">３．学校は三月二十四日までです。</text:p>
      <text:p text:style-name="P18">４．バレンタインデーは二月十四日です。</text:p>
      <text:p text:style-name="P18">５．僕の誕生日は９月９日です。</text:p>
      <text:p text:style-name="P18">６．弟の誕生日は六月三十日です。</text:p>
      <text:p text:style-name="P18">７．何年に月に行きますか。</text:p>
      <text:p text:style-name="P18">８．おめでとうございます！２０２３年２月７日午前６時３８分。女の子ですよ。</text:p>
      <text:p text:style-name="P18">９．２０２７年4月から大学に行きます。</text:p>
      <text:p text:style-name="P18"/>
      <text:p text:style-name="P25">Exercises 05/02/2025:</text:p>
      <text:p text:style-name="P25">１．１月におせちを食べます。１２月３１日じゃないです。</text:p>
      <text:p text:style-name="P25">２．お<text:ruby text:style-name="Ru1"><text:ruby-base>正</text:ruby-base><text:ruby-text>しょう</text:ruby-text></text:ruby>月に<text:ruby text:style-name="Ru1"><text:ruby-base>祖父母</text:ruby-base><text:ruby-text>そふぼ</text:ruby-text></text:ruby>に会います。はい、どうぞ。お<text:ruby text:style-name="Ru1"><text:ruby-base>年玉</text:ruby-base><text:ruby-text>としだま</text:ruby-text></text:ruby>です。</text:p>
      <text:p text:style-name="P15"/>
      <text:p text:style-name="P9"/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2-05T17:17:47.384789605</dc:date>
    <meta:editing-duration>PT4H23M13S</meta:editing-duration>
    <meta:editing-cycles>61</meta:editing-cycles>
    <meta:generator>LibreOffice/24.2.7.2$Linux_X86_64 LibreOffice_project/420$Build-2</meta:generator>
    <meta:document-statistic meta:table-count="0" meta:image-count="0" meta:object-count="0" meta:page-count="1" meta:paragraph-count="80" meta:word-count="1738" meta:character-count="2063" meta:non-whitespace-character-count="2010"/>
  </office:meta>
</office:document-meta>
</file>